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6.75pt"/>
    </style:style>
    <style:style style:name="co3" style:family="table-column">
      <style:table-column-properties fo:break-before="auto" style:column-width="361.5pt"/>
    </style:style>
    <style:style style:name="co4" style:family="table-column">
      <style:table-column-properties fo:break-before="auto" style:column-width="55.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row table:style-name="ro1">
          <table:table-cell office:value-type="string" calcext:value-type="string">
            <text:p>Category_ID</text:p>
          </table:table-cell>
          <table:table-cell office:value-type="string" calcext:value-type="string">
            <text:p>Category_Name</text:p>
          </table:table-cell>
          <table:table-cell office:value-type="string" calcext:value-type="string">
            <text:p>Category_Seed</text:p>
          </table:table-cell>
          <table:table-cell table:number-columns-repeated="3"/>
        </table:table-row>
        <table:table-row table:style-name="ro1">
          <table:table-cell office:value-type="float" office:value="1" calcext:value-type="float">
            <text:p>1</text:p>
          </table:table-cell>
          <table:table-cell office:value-type="string" calcext:value-type="string">
            <text:p>Desserts</text:p>
          </table:table-cell>
          <table:table-cell table:formula="of:=COM.MICROSOFT.CONCAT(&quot;Category.create(name:'&quot;;[.B2];&quot;');&quot;)" office:value-type="string" office:string-value="Category.create(name:'Desserts');" calcext:value-type="string">
            <text:p>Category.create(name:'Desserts');</text:p>
          </table:table-cell>
          <table:table-cell table:number-columns-repeated="3"/>
        </table:table-row>
        <table:table-row table:style-name="ro1">
          <table:table-cell table:formula="of:=[.A2]+1" office:value-type="float" office:value="2" calcext:value-type="float">
            <text:p>2</text:p>
          </table:table-cell>
          <table:table-cell office:value-type="string" calcext:value-type="string">
            <text:p>Appetizers</text:p>
          </table:table-cell>
          <table:table-cell table:formula="of:=COM.MICROSOFT.CONCAT(&quot;Category.create(name:'&quot;;[.B3];&quot;');&quot;)" office:value-type="string" office:string-value="Category.create(name:'Appetizers');" calcext:value-type="string">
            <text:p>Category.create(name:'Appetizers');</text:p>
          </table:table-cell>
          <table:table-cell table:number-columns-repeated="3"/>
        </table:table-row>
        <table:table-row table:style-name="ro1">
          <table:table-cell table:formula="of:=[.A3]+1" office:value-type="float" office:value="3" calcext:value-type="float">
            <text:p>3</text:p>
          </table:table-cell>
          <table:table-cell office:value-type="string" calcext:value-type="string">
            <text:p>Entrees</text:p>
          </table:table-cell>
          <table:table-cell table:formula="of:=COM.MICROSOFT.CONCAT(&quot;Category.create(name:'&quot;;[.B4];&quot;');&quot;)" office:value-type="string" office:string-value="Category.create(name:'Entrees');" calcext:value-type="string">
            <text:p>Category.create(name:'Entrees');</text:p>
          </table:table-cell>
          <table:table-cell table:number-columns-repeated="3"/>
        </table:table-row>
        <table:table-row table:style-name="ro1">
          <table:table-cell table:formula="of:=[.A4]+1" office:value-type="float" office:value="4" calcext:value-type="float">
            <text:p>4</text:p>
          </table:table-cell>
          <table:table-cell office:value-type="string" calcext:value-type="string">
            <text:p>Drinks</text:p>
          </table:table-cell>
          <table:table-cell table:formula="of:=COM.MICROSOFT.CONCAT(&quot;Category.create(name:'&quot;;[.B5];&quot;');&quot;)" office:value-type="string" office:string-value="Category.create(name:'Drinks');" calcext:value-type="string">
            <text:p>Category.create(name:'Drinks');</text:p>
          </table:table-cell>
          <table:table-cell table:number-columns-repeated="3"/>
        </table:table-row>
        <table:table-row table:style-name="ro1">
          <table:table-cell table:formula="of:=[.A5]+1" office:value-type="float" office:value="5" calcext:value-type="float">
            <text:p>5</text:p>
          </table:table-cell>
          <table:table-cell office:value-type="string" calcext:value-type="string">
            <text:p>Soup</text:p>
          </table:table-cell>
          <table:table-cell table:formula="of:=COM.MICROSOFT.CONCAT(&quot;Category.create(name:'&quot;;[.B6];&quot;');&quot;)" office:value-type="string" office:string-value="Category.create(name:'Soup');" calcext:value-type="string">
            <text:p>Category.create(name:'Soup');</text:p>
          </table:table-cell>
          <table:table-cell table:number-columns-repeated="3"/>
        </table:table-row>
        <table:table-row table:style-name="ro1">
          <table:table-cell table:formula="of:=[.A6]+1" office:value-type="float" office:value="6" calcext:value-type="float">
            <text:p>6</text:p>
          </table:table-cell>
          <table:table-cell office:value-type="string" calcext:value-type="string">
            <text:p>Salad</text:p>
          </table:table-cell>
          <table:table-cell table:formula="of:=COM.MICROSOFT.CONCAT(&quot;Category.create(name:'&quot;;[.B7];&quot;');&quot;)" office:value-type="string" office:string-value="Category.create(name:'Salad');" calcext:value-type="string">
            <text:p>Category.create(name:'Salad');</text:p>
          </table:table-cell>
          <table:table-cell table:number-columns-repeated="3"/>
        </table:table-row>
        <table:table-row table:style-name="ro1">
          <table:table-cell table:formula="of:=[.A7]+1" office:value-type="float" office:value="7" calcext:value-type="float">
            <text:p>7</text:p>
          </table:table-cell>
          <table:table-cell office:value-type="string" calcext:value-type="string">
            <text:p>Seafood</text:p>
          </table:table-cell>
          <table:table-cell table:formula="of:=COM.MICROSOFT.CONCAT(&quot;Category.create(name:'&quot;;[.B8];&quot;');&quot;)" office:value-type="string" office:string-value="Category.create(name:'Seafood');" calcext:value-type="string">
            <text:p>Category.create(name:'Seafood');</text:p>
          </table:table-cell>
          <table:table-cell table:number-columns-repeated="3"/>
        </table:table-row>
        <table:table-row table:style-name="ro1" table:number-rows-repeated="3">
          <table:table-cell table:number-columns-repeated="6"/>
        </table:table-row>
        <table:table-row table:style-name="ro1">
          <table:table-cell office:value-type="string" calcext:value-type="string">
            <text:p>Item_ID</text:p>
          </table:table-cell>
          <table:table-cell office:value-type="string" calcext:value-type="string">
            <text:p>Itam_Name</text:p>
          </table:table-cell>
          <table:table-cell office:value-type="string" calcext:value-type="string">
            <text:p>Item_desc</text:p>
          </table:table-cell>
          <table:table-cell office:value-type="string" calcext:value-type="string">
            <text:p>Item_category_ID</text:p>
          </table:table-cell>
          <table:table-cell office:value-type="string" calcext:value-type="string">
            <text:p>Item Price</text:p>
          </table:table-cell>
          <table:table-cell office:value-type="string" calcext:value-type="string">
            <text:p>Item_Seed</text:p>
          </table:table-cell>
        </table:table-row>
        <table:table-row table:style-name="ro1">
          <table:table-cell office:value-type="float" office:value="1" calcext:value-type="float">
            <text:p>1</text:p>
          </table:table-cell>
          <table:table-cell office:value-type="string" calcext:value-type="string">
            <text:p>Pumpkin Cheesecake</text:p>
          </table:table-cell>
          <table:table-cell office:value-type="string" calcext:value-type="string">
            <text:p>Pumpkin Cheesecake topped with caramel sauce. Served with whipped cream.</text:p>
          </table:table-cell>
          <table:table-cell office:value-type="float" office:value="1" calcext:value-type="float">
            <text:p>1</text:p>
          </table:table-cell>
          <table:table-cell office:value-type="float" office:value="7" calcext:value-type="float">
            <text:p>7</text:p>
          </table:table-cell>
          <table:table-cell table:formula="of:=COM.MICROSOFT.CONCAT(&quot;Item.create(name:`&quot;;[.B13];&quot;`, description:`&quot;;[.C13];&quot;` ,price:&quot;;[.E13];&quot; ,category_id:&quot;;[.D13];&quot;);&quot; )" office:value-type="string" office:string-value="Item.create(name:`Pumpkin Cheesecake`, description:`Pumpkin Cheesecake topped with caramel sauce. Served with whipped cream.` ,price:7 ,category_id:1);" calcext:value-type="string">
            <text:p>Item.create(name:`Pumpkin Cheesecake`, description:`Pumpkin Cheesecake topped with caramel sauce. Served with whipped cream.` ,price:7 ,category_id:1);</text:p>
          </table:table-cell>
        </table:table-row>
        <table:table-row table:style-name="ro1">
          <table:table-cell table:formula="of:=[.A13]+1" office:value-type="float" office:value="2" calcext:value-type="float">
            <text:p>2</text:p>
          </table:table-cell>
          <table:table-cell office:value-type="string" calcext:value-type="string">
            <text:p>Tiramisu</text:p>
          </table:table-cell>
          <table:table-cell office:value-type="string" calcext:value-type="string">
            <text:p>The classic Italian dessert. A layer of creamy custard set atop espresso-soaked ladyfingers.</text:p>
          </table:table-cell>
          <table:table-cell office:value-type="float" office:value="1" calcext:value-type="float">
            <text:p>1</text:p>
          </table:table-cell>
          <table:table-cell office:value-type="float" office:value="7" calcext:value-type="float">
            <text:p>7</text:p>
          </table:table-cell>
          <table:table-cell table:formula="of:=COM.MICROSOFT.CONCAT(&quot;Item.create(name:`&quot;;[.B14];&quot;`, description:`&quot;;[.C14];&quot;` ,price:&quot;;[.E14];&quot; ,category_id:&quot;;[.D14];&quot;);&quot; )" office:value-type="string" office:string-value="Item.create(name:`Tiramisu`, description:`The classic Italian dessert. A layer of creamy custard set atop espresso-soaked ladyfingers.` ,price:7 ,category_id:1);" calcext:value-type="string">
            <text:p>Item.create(name:`Tiramisu`, description:`The classic Italian dessert. A layer of creamy custard set atop espresso-soaked ladyfingers.` ,price:7 ,category_id:1);</text:p>
          </table:table-cell>
        </table:table-row>
        <table:table-row table:style-name="ro1">
          <table:table-cell table:formula="of:=[.A14]+1" office:value-type="float" office:value="3" calcext:value-type="float">
            <text:p>3</text:p>
          </table:table-cell>
          <table:table-cell office:value-type="string" calcext:value-type="string">
            <text:p>Chocolate Brownie Lasagna</text:p>
          </table:table-cell>
          <table:table-cell office:value-type="string" calcext:value-type="string">
            <text:p>Eight decadent layers of rich, fudgy brownie and sweet vanilla cream cheese frosting, topped with chocolate shavings and a chocolate drizzle.</text:p>
          </table:table-cell>
          <table:table-cell office:value-type="float" office:value="1" calcext:value-type="float">
            <text:p>1</text:p>
          </table:table-cell>
          <table:table-cell office:value-type="float" office:value="8" calcext:value-type="float">
            <text:p>8</text:p>
          </table:table-cell>
          <table:table-cell table:formula="of:=COM.MICROSOFT.CONCAT(&quot;Item.create(name:`&quot;;[.B15];&quot;`, description:`&quot;;[.C15];&quot;` ,price:&quot;;[.E15];&quot; ,category_id:&quot;;[.D15];&quot;);&quot; )" office:value-type="string" office:string-value="Item.create(name:`Chocolate Brownie Lasagna`, description:`Eight decadent layers of rich, fudgy brownie and sweet vanilla cream cheese frosting, topped with chocolate shavings and a chocolate drizzle.` ,price:8 ,category_id:1);" calcext:value-type="string">
            <text:p>Item.create(name:`Chocolate Brownie Lasagna`, description:`Eight decadent layers of rich, fudgy brownie and sweet vanilla cream cheese frosting, topped with chocolate shavings and a chocolate drizzle.` ,price:8 ,category_id:1);</text:p>
          </table:table-cell>
        </table:table-row>
        <table:table-row table:style-name="ro1">
          <table:table-cell table:formula="of:=[.A15]+1" office:value-type="float" office:value="4" calcext:value-type="float">
            <text:p>4</text:p>
          </table:table-cell>
          <table:table-cell office:value-type="string" calcext:value-type="string">
            <text:p>Chicken Alfredo</text:p>
          </table:table-cell>
          <table:table-cell office:value-type="string" calcext:value-type="string">
            <text:p>Not everyone knows our signature alfredo sauce is made from scratch daily. This homemade sauce combines simple, fresh ingredients like butter, cream and parmesan cheese to make a rich topping to our fettuccine pasta. Then it is topped with tender, sliced grilled chicken. Sprinkle some parsley flakes on top and buon appetito! Olive Garden's classic Chicken Alfredo is an easy and delicious choice for dinner.</text:p>
          </table:table-cell>
          <table:table-cell office:value-type="float" office:value="3" calcext:value-type="float">
            <text:p>3</text:p>
          </table:table-cell>
          <table:table-cell office:value-type="float" office:value="17" calcext:value-type="float">
            <text:p>17</text:p>
          </table:table-cell>
          <table:table-cell table:formula="of:=COM.MICROSOFT.CONCAT(&quot;Item.create(name:`&quot;;[.B16];&quot;`, description:`&quot;;[.C16];&quot;` ,price:&quot;;[.E16];&quot; ,category_id:&quot;;[.D16];&quot;);&quot; )" office:value-type="string" office:string-value="Item.create(name:`Chicken Alfredo`, description:`Not everyone knows our signature alfredo sauce is made from scratch daily. This homemade sauce combines simple, fresh ingredients like butter, cream and parmesan cheese to make a rich topping to our fettuccine pasta. Then it is topped with tender, sliced grilled chicken. Sprinkle some parsley flakes on top and buon appetito! Olive Garden's classic Chicken Alfredo is an easy and delicious choice for dinner.` ,price:17 ,category_id:3);" calcext:value-type="string">
            <text:p>Item.create(name:`Chicken Alfredo`, description:`Not everyone knows our signature alfredo sauce is made from scratch daily. This homemade sauce combines simple, fresh ingredients like butter, cream and parmesan cheese to make a rich topping to our fettuccine pasta. Then it is topped with tender, sliced grilled chicken. Sprinkle some parsley flakes on top and buon appetito! Olive Garden's classic Chicken Alfredo is an easy and delicious choice for dinner.` ,price:17 ,category_id:3);</text:p>
          </table:table-cell>
        </table:table-row>
        <table:table-row table:style-name="ro1">
          <table:table-cell table:formula="of:=[.A16]+1" office:value-type="float" office:value="5" calcext:value-type="float">
            <text:p>5</text:p>
          </table:table-cell>
          <table:table-cell office:value-type="string" calcext:value-type="string">
            <text:p>Shrimp Scampi</text:p>
          </table:table-cell>
          <table:table-cell office:value-type="string" calcext:value-type="string">
            <text:p>Shrimp sautéed in a garlic sauce, tossed with asparagus, tomatoes, and angel hair pasta.</text:p>
          </table:table-cell>
          <table:table-cell office:value-type="float" office:value="7" calcext:value-type="float">
            <text:p>7</text:p>
          </table:table-cell>
          <table:table-cell office:value-type="float" office:value="17" calcext:value-type="float">
            <text:p>17</text:p>
          </table:table-cell>
          <table:table-cell table:formula="of:=COM.MICROSOFT.CONCAT(&quot;Item.create(name:`&quot;;[.B17];&quot;`, description:`&quot;;[.C17];&quot;` ,price:&quot;;[.E17];&quot; ,category_id:&quot;;[.D17];&quot;);&quot; )" office:value-type="string" office:string-value="Item.create(name:`Shrimp Scampi`, description:`Shrimp sautéed in a garlic sauce, tossed with asparagus, tomatoes, and angel hair pasta.` ,price:17 ,category_id:7);" calcext:value-type="string">
            <text:p>Item.create(name:`Shrimp Scampi`, description:`Shrimp sautéed in a garlic sauce, tossed with asparagus, tomatoes, and angel hair pasta.` ,price:17 ,category_id:7);</text:p>
          </table:table-cell>
        </table:table-row>
        <table:table-row table:style-name="ro1">
          <table:table-cell table:formula="of:=[.A17]+1" office:value-type="float" office:value="6" calcext:value-type="float">
            <text:p>6</text:p>
          </table:table-cell>
          <table:table-cell office:value-type="string" calcext:value-type="string">
            <text:p>Herb-Grilled Salmon</text:p>
          </table:table-cell>
          <table:table-cell office:value-type="string" calcext:value-type="string">
            <text:p>Filet grilled to perfection and topped with garlic herb butter. Served with parmesan garlic broccoli.</text:p>
          </table:table-cell>
          <table:table-cell office:value-type="float" office:value="7" calcext:value-type="float">
            <text:p>7</text:p>
          </table:table-cell>
          <table:table-cell office:value-type="float" office:value="23" calcext:value-type="float">
            <text:p>23</text:p>
          </table:table-cell>
          <table:table-cell table:formula="of:=COM.MICROSOFT.CONCAT(&quot;Item.create(name:`&quot;;[.B18];&quot;`, description:`&quot;;[.C18];&quot;` ,price:&quot;;[.E18];&quot; ,category_id:&quot;;[.D18];&quot;);&quot; )" office:value-type="string" office:string-value="Item.create(name:`Herb-Grilled Salmon`, description:`Filet grilled to perfection and topped with garlic herb butter. Served with parmesan garlic broccoli.` ,price:23 ,category_id:7);" calcext:value-type="string">
            <text:p>Item.create(name:`Herb-Grilled Salmon`, description:`Filet grilled to perfection and topped with garlic herb butter. Served with parmesan garlic broccoli.` ,price:23 ,category_id:7);</text:p>
          </table:table-cell>
        </table:table-row>
        <table:table-row table:style-name="ro1">
          <table:table-cell table:formula="of:=[.A18]+1" office:value-type="float" office:value="7" calcext:value-type="float">
            <text:p>7</text:p>
          </table:table-cell>
          <table:table-cell office:value-type="string" calcext:value-type="string">
            <text:p>Steak Alfredo</text:p>
          </table:table-cell>
          <table:table-cell office:value-type="string" calcext:value-type="string">
            <text:p>Grilled 6 oz sirloin topped with garlic herb butter. Served with fettuccine alfredo.</text:p>
          </table:table-cell>
          <table:table-cell office:value-type="float" office:value="3" calcext:value-type="float">
            <text:p>3</text:p>
          </table:table-cell>
          <table:table-cell office:value-type="float" office:value="17" calcext:value-type="float">
            <text:p>17</text:p>
          </table:table-cell>
          <table:table-cell table:formula="of:=COM.MICROSOFT.CONCAT(&quot;Item.create(name:`&quot;;[.B19];&quot;`, description:`&quot;;[.C19];&quot;` ,price:&quot;;[.E19];&quot; ,category_id:&quot;;[.D19];&quot;);&quot; )" office:value-type="string" office:string-value="Item.create(name:`Steak Alfredo`, description:`Grilled 6 oz sirloin topped with garlic herb butter. Served with fettuccine alfredo.` ,price:17 ,category_id:3);" calcext:value-type="string">
            <text:p>Item.create(name:`Steak Alfredo`, description:`Grilled 6 oz sirloin topped with garlic herb butter. Served with fettuccine alfredo.` ,price:17 ,category_id:3);</text:p>
          </table:table-cell>
        </table:table-row>
        <table:table-row table:style-name="ro1">
          <table:table-cell table:formula="of:=[.A19]+1" office:value-type="float" office:value="8" calcext:value-type="float">
            <text:p>8</text:p>
          </table:table-cell>
          <table:table-cell office:value-type="string" calcext:value-type="string">
            <text:p>Lasagna</text:p>
          </table:table-cell>
          <table:table-cell office:value-type="string" calcext:value-type="string">
            <text:p>Prepared fresh daily with layers of pasta, parmesan, mozzarella, pecorino romano and our homemade meat sauce.</text:p>
          </table:table-cell>
          <table:table-cell office:value-type="float" office:value="3" calcext:value-type="float">
            <text:p>3</text:p>
          </table:table-cell>
          <table:table-cell office:value-type="float" office:value="15" calcext:value-type="float">
            <text:p>15</text:p>
          </table:table-cell>
          <table:table-cell table:formula="of:=COM.MICROSOFT.CONCAT(&quot;Item.create(name:`&quot;;[.B20];&quot;`, description:`&quot;;[.C20];&quot;` ,price:&quot;;[.E20];&quot; ,category_id:&quot;;[.D20];&quot;);&quot; )" office:value-type="string" office:string-value="Item.create(name:`Lasagna`, description:`Prepared fresh daily with layers of pasta, parmesan, mozzarella, pecorino romano and our homemade meat sauce.` ,price:15 ,category_id:3);" calcext:value-type="string">
            <text:p>Item.create(name:`Lasagna`, description:`Prepared fresh daily with layers of pasta, parmesan, mozzarella, pecorino romano and our homemade meat sauce.` ,price:15 ,category_id:3);</text:p>
          </table:table-cell>
        </table:table-row>
        <table:table-row table:style-name="ro1">
          <table:table-cell table:formula="of:=[.A20]+1" office:value-type="float" office:value="9" calcext:value-type="float">
            <text:p>9</text:p>
          </table:table-cell>
          <table:table-cell office:value-type="string" calcext:value-type="string">
            <text:p>Fried Mozzarella</text:p>
          </table:table-cell>
          <table:table-cell office:value-type="string" calcext:value-type="string">
            <text:p>Fried mozzarella cheese with marinara sauce.</text:p>
          </table:table-cell>
          <table:table-cell office:value-type="float" office:value="2" calcext:value-type="float">
            <text:p>2</text:p>
          </table:table-cell>
          <table:table-cell office:value-type="float" office:value="7" calcext:value-type="float">
            <text:p>7</text:p>
          </table:table-cell>
          <table:table-cell table:formula="of:=COM.MICROSOFT.CONCAT(&quot;Item.create(name:`&quot;;[.B21];&quot;`, description:`&quot;;[.C21];&quot;` ,price:&quot;;[.E21];&quot; ,category_id:&quot;;[.D21];&quot;);&quot; )" office:value-type="string" office:string-value="Item.create(name:`Fried Mozzarella`, description:`Fried mozzarella cheese with marinara sauce.` ,price:7 ,category_id:2);" calcext:value-type="string">
            <text:p>Item.create(name:`Fried Mozzarella`, description:`Fried mozzarella cheese with marinara sauce.` ,price:7 ,category_id:2);</text:p>
          </table:table-cell>
        </table:table-row>
        <table:table-row table:style-name="ro1">
          <table:table-cell table:formula="of:=[.A21]+1" office:value-type="float" office:value="10" calcext:value-type="float">
            <text:p>10</text:p>
          </table:table-cell>
          <table:table-cell office:value-type="string" calcext:value-type="string">
            <text:p>Calamari</text:p>
          </table:table-cell>
          <table:table-cell office:value-type="string" calcext:value-type="string">
            <text:p>Calamari has a NEW RECIPE! Tender calamari, lightly breaded and fried. Served with marinara sauce and NEW spicy ranch.</text:p>
          </table:table-cell>
          <table:table-cell office:value-type="float" office:value="2" calcext:value-type="float">
            <text:p>2</text:p>
          </table:table-cell>
          <table:table-cell office:value-type="float" office:value="10" calcext:value-type="float">
            <text:p>10</text:p>
          </table:table-cell>
          <table:table-cell table:formula="of:=COM.MICROSOFT.CONCAT(&quot;Item.create(name:`&quot;;[.B22];&quot;`, description:`&quot;;[.C22];&quot;` ,price:&quot;;[.E22];&quot; ,category_id:&quot;;[.D22];&quot;);&quot; )" office:value-type="string" office:string-value="Item.create(name:`Calamari`, description:`Calamari has a NEW RECIPE! Tender calamari, lightly breaded and fried. Served with marinara sauce and NEW spicy ranch.` ,price:10 ,category_id:2);" calcext:value-type="string">
            <text:p>Item.create(name:`Calamari`, description:`Calamari has a NEW RECIPE! Tender calamari, lightly breaded and fried. Served with marinara sauce and NEW spicy ranch.` ,price:10 ,category_id:2);</text:p>
          </table:table-cell>
        </table:table-row>
        <table:table-row table:style-name="ro1">
          <table:table-cell table:formula="of:=[.A22]+1" office:value-type="float" office:value="11" calcext:value-type="float">
            <text:p>11</text:p>
          </table:table-cell>
          <table:table-cell office:value-type="string" calcext:value-type="string">
            <text:p>Toasted Ravioli</text:p>
          </table:table-cell>
          <table:table-cell office:value-type="string" calcext:value-type="string">
            <text:p>Ligtly fried ravioli filled with seasoned beef. Served with marinara sauce.</text:p>
          </table:table-cell>
          <table:table-cell office:value-type="float" office:value="2" calcext:value-type="float">
            <text:p>2</text:p>
          </table:table-cell>
          <table:table-cell office:value-type="float" office:value="8" calcext:value-type="float">
            <text:p>8</text:p>
          </table:table-cell>
          <table:table-cell table:formula="of:=COM.MICROSOFT.CONCAT(&quot;Item.create(name:`&quot;;[.B23];&quot;`, description:`&quot;;[.C23];&quot;` ,price:&quot;;[.E23];&quot; ,category_id:&quot;;[.D23];&quot;);&quot; )" office:value-type="string" office:string-value="Item.create(name:`Toasted Ravioli`, description:`Ligtly fried ravioli filled with seasoned beef. Served with marinara sauce.` ,price:8 ,category_id:2);" calcext:value-type="string">
            <text:p>Item.create(name:`Toasted Ravioli`, description:`Ligtly fried ravioli filled with seasoned beef. Served with marinara sauce.` ,price:8 ,category_id:2);</text:p>
          </table:table-cell>
        </table:table-row>
        <table:table-row table:style-name="ro1">
          <table:table-cell table:formula="of:=[.A23]+1" office:value-type="float" office:value="12" calcext:value-type="float">
            <text:p>12</text:p>
          </table:table-cell>
          <table:table-cell office:value-type="string" calcext:value-type="string">
            <text:p>Classic Lemonade</text:p>
          </table:table-cell>
          <table:table-cell/>
          <table:table-cell office:value-type="float" office:value="4" calcext:value-type="float">
            <text:p>4</text:p>
          </table:table-cell>
          <table:table-cell office:value-type="float" office:value="3" calcext:value-type="float">
            <text:p>3</text:p>
          </table:table-cell>
          <table:table-cell table:formula="of:=COM.MICROSOFT.CONCAT(&quot;Item.create(name:`&quot;;[.B24];&quot;`, description:`&quot;;[.C24];&quot;` ,price:&quot;;[.E24];&quot; ,category_id:&quot;;[.D24];&quot;);&quot; )" office:value-type="string" office:string-value="Item.create(name:`Classic Lemonade`, description:`` ,price:3 ,category_id:4);" calcext:value-type="string">
            <text:p>Item.create(name:`Classic Lemonade`, description:`` ,price:3 ,category_id:4);</text:p>
          </table:table-cell>
        </table:table-row>
        <table:table-row table:style-name="ro1">
          <table:table-cell table:formula="of:=[.A24]+1" office:value-type="float" office:value="13" calcext:value-type="float">
            <text:p>13</text:p>
          </table:table-cell>
          <table:table-cell office:value-type="string" calcext:value-type="string">
            <text:p>Raspberry Lemonade</text:p>
          </table:table-cell>
          <table:table-cell/>
          <table:table-cell office:value-type="float" office:value="4" calcext:value-type="float">
            <text:p>4</text:p>
          </table:table-cell>
          <table:table-cell office:value-type="float" office:value="3" calcext:value-type="float">
            <text:p>3</text:p>
          </table:table-cell>
          <table:table-cell table:formula="of:=COM.MICROSOFT.CONCAT(&quot;Item.create(name:`&quot;;[.B25];&quot;`, description:`&quot;;[.C25];&quot;` ,price:&quot;;[.E25];&quot; ,category_id:&quot;;[.D25];&quot;);&quot; )" office:value-type="string" office:string-value="Item.create(name:`Raspberry Lemonade`, description:`` ,price:3 ,category_id:4);" calcext:value-type="string">
            <text:p>Item.create(name:`Raspberry Lemonade`, description:`` ,price:3 ,category_id:4);</text:p>
          </table:table-cell>
        </table:table-row>
        <table:table-row table:style-name="ro1">
          <table:table-cell table:formula="of:=[.A25]+1" office:value-type="float" office:value="14" calcext:value-type="float">
            <text:p>14</text:p>
          </table:table-cell>
          <table:table-cell office:value-type="string" calcext:value-type="string">
            <text:p>Fresh Brewed Iced Tea</text:p>
          </table:table-cell>
          <table:table-cell/>
          <table:table-cell office:value-type="float" office:value="4" calcext:value-type="float">
            <text:p>4</text:p>
          </table:table-cell>
          <table:table-cell office:value-type="float" office:value="3" calcext:value-type="float">
            <text:p>3</text:p>
          </table:table-cell>
          <table:table-cell table:formula="of:=COM.MICROSOFT.CONCAT(&quot;Item.create(name:`&quot;;[.B26];&quot;`, description:`&quot;;[.C26];&quot;` ,price:&quot;;[.E26];&quot; ,category_id:&quot;;[.D26];&quot;);&quot; )" office:value-type="string" office:string-value="Item.create(name:`Fresh Brewed Iced Tea`, description:`` ,price:3 ,category_id:4);" calcext:value-type="string">
            <text:p>Item.create(name:`Fresh Brewed Iced Tea`, description:`` ,price:3 ,category_id:4);</text:p>
          </table:table-cell>
        </table:table-row>
        <table:table-row table:style-name="ro1">
          <table:table-cell table:formula="of:=[.A26]+1" office:value-type="float" office:value="15" calcext:value-type="float">
            <text:p>15</text:p>
          </table:table-cell>
          <table:table-cell office:value-type="string" calcext:value-type="string">
            <text:p>Garlic Bread</text:p>
          </table:table-cell>
          <table:table-cell office:value-type="string" calcext:value-type="string">
            <text:p>Italian bread prepared with our special garlic butter.</text:p>
          </table:table-cell>
          <table:table-cell table:number-columns-repeated="2" office:value-type="float" office:value="2" calcext:value-type="float">
            <text:p>2</text:p>
          </table:table-cell>
          <table:table-cell table:formula="of:=COM.MICROSOFT.CONCAT(&quot;Item.create(name:`&quot;;[.B27];&quot;`, description:`&quot;;[.C27];&quot;` ,price:&quot;;[.E27];&quot; ,category_id:&quot;;[.D27];&quot;);&quot; )" office:value-type="string" office:string-value="Item.create(name:`Garlic Bread`, description:`Italian bread prepared with our special garlic butter.` ,price:2 ,category_id:2);" calcext:value-type="string">
            <text:p>Item.create(name:`Garlic Bread`, description:`Italian bread prepared with our special garlic butter.` ,price:2 ,category_id:2);</text:p>
          </table:table-cell>
        </table:table-row>
        <table:table-row table:style-name="ro1">
          <table:table-cell table:formula="of:=[.A27]+1" office:value-type="float" office:value="16" calcext:value-type="float">
            <text:p>16</text:p>
          </table:table-cell>
          <table:table-cell office:value-type="string" calcext:value-type="string">
            <text:p>Burrata Tartufo</text:p>
          </table:table-cell>
          <table:table-cell office:value-type="string" calcext:value-type="string">
            <text:p>Creamy Mozzarela Cheese infused in Truffle Oil and served over Baby Arugula with Truffled Balsamic Reduction</text:p>
          </table:table-cell>
          <table:table-cell office:value-type="float" office:value="2" calcext:value-type="float">
            <text:p>2</text:p>
          </table:table-cell>
          <table:table-cell office:value-type="float" office:value="14" calcext:value-type="float">
            <text:p>14</text:p>
          </table:table-cell>
          <table:table-cell table:formula="of:=COM.MICROSOFT.CONCAT(&quot;Item.create(name:`&quot;;[.B28];&quot;`, description:`&quot;;[.C28];&quot;` ,price:&quot;;[.E28];&quot; ,category_id:&quot;;[.D28];&quot;);&quot; )" office:value-type="string" office:string-value="Item.create(name:`Burrata Tartufo`, description:`Creamy Mozzarela Cheese infused in Truffle Oil and served over Baby Arugula with Truffled Balsamic Reduction` ,price:14 ,category_id:2);" calcext:value-type="string">
            <text:p>Item.create(name:`Burrata Tartufo`, description:`Creamy Mozzarela Cheese infused in Truffle Oil and served over Baby Arugula with Truffled Balsamic Reduction` ,price:14 ,category_id:2);</text:p>
          </table:table-cell>
        </table:table-row>
        <table:table-row table:style-name="ro1">
          <table:table-cell table:formula="of:=[.A28]+1" office:value-type="float" office:value="17" calcext:value-type="float">
            <text:p>17</text:p>
          </table:table-cell>
          <table:table-cell office:value-type="string" calcext:value-type="string">
            <text:p>Mussels</text:p>
          </table:table-cell>
          <table:table-cell office:value-type="string" calcext:value-type="string">
            <text:p>Mussels with White Wine, Garlic and Oil</text:p>
          </table:table-cell>
          <table:table-cell office:value-type="float" office:value="2" calcext:value-type="float">
            <text:p>2</text:p>
          </table:table-cell>
          <table:table-cell office:value-type="float" office:value="11" calcext:value-type="float">
            <text:p>11</text:p>
          </table:table-cell>
          <table:table-cell table:formula="of:=COM.MICROSOFT.CONCAT(&quot;Item.create(name:`&quot;;[.B29];&quot;`, description:`&quot;;[.C29];&quot;` ,price:&quot;;[.E29];&quot; ,category_id:&quot;;[.D29];&quot;);&quot; )" office:value-type="string" office:string-value="Item.create(name:`Mussels`, description:`Mussels with White Wine, Garlic and Oil` ,price:11 ,category_id:2);" calcext:value-type="string">
            <text:p>Item.create(name:`Mussels`, description:`Mussels with White Wine, Garlic and Oil` ,price:11 ,category_id:2);</text:p>
          </table:table-cell>
        </table:table-row>
        <table:table-row table:style-name="ro1">
          <table:table-cell table:formula="of:=[.A29]+1" office:value-type="float" office:value="18" calcext:value-type="float">
            <text:p>18</text:p>
          </table:table-cell>
          <table:table-cell office:value-type="string" calcext:value-type="string">
            <text:p>Souvlaki Sandwich</text:p>
          </table:table-cell>
          <table:table-cell/>
          <table:table-cell office:value-type="float" office:value="3" calcext:value-type="float">
            <text:p>3</text:p>
          </table:table-cell>
          <table:table-cell office:value-type="float" office:value="9" calcext:value-type="float">
            <text:p>9</text:p>
          </table:table-cell>
          <table:table-cell table:formula="of:=COM.MICROSOFT.CONCAT(&quot;Item.create(name:`&quot;;[.B30];&quot;`, description:`&quot;;[.C30];&quot;` ,price:&quot;;[.E30];&quot; ,category_id:&quot;;[.D30];&quot;);&quot; )" office:value-type="string" office:string-value="Item.create(name:`Souvlaki Sandwich`, description:`` ,price:9 ,category_id:3);" calcext:value-type="string">
            <text:p>Item.create(name:`Souvlaki Sandwich`, description:`` ,price:9 ,category_id:3);</text:p>
          </table:table-cell>
        </table:table-row>
        <table:table-row table:style-name="ro1">
          <table:table-cell table:formula="of:=[.A30]+1" office:value-type="float" office:value="19" calcext:value-type="float">
            <text:p>19</text:p>
          </table:table-cell>
          <table:table-cell office:value-type="string" calcext:value-type="string">
            <text:p>Caesar</text:p>
          </table:table-cell>
          <table:table-cell office:value-type="string" calcext:value-type="string">
            <text:p>Crispy romaine hearts, creamy Parmesan dressing</text:p>
          </table:table-cell>
          <table:table-cell office:value-type="float" office:value="6" calcext:value-type="float">
            <text:p>6</text:p>
          </table:table-cell>
          <table:table-cell office:value-type="float" office:value="12" calcext:value-type="float">
            <text:p>12</text:p>
          </table:table-cell>
          <table:table-cell table:formula="of:=COM.MICROSOFT.CONCAT(&quot;Item.create(name:`&quot;;[.B31];&quot;`, description:`&quot;;[.C31];&quot;` ,price:&quot;;[.E31];&quot; ,category_id:&quot;;[.D31];&quot;);&quot; )" office:value-type="string" office:string-value="Item.create(name:`Caesar`, description:`Crispy romaine hearts, creamy Parmesan dressing` ,price:12 ,category_id:6);" calcext:value-type="string">
            <text:p>Item.create(name:`Caesar`, description:`Crispy romaine hearts, creamy Parmesan dressing` ,price:12 ,category_id:6);</text:p>
          </table:table-cell>
        </table:table-row>
        <table:table-row table:style-name="ro1">
          <table:table-cell table:formula="of:=[.A31]+1" office:value-type="float" office:value="20" calcext:value-type="float">
            <text:p>20</text:p>
          </table:table-cell>
          <table:table-cell office:value-type="string" calcext:value-type="string">
            <text:p>Iceberg Wedge</text:p>
          </table:table-cell>
          <table:table-cell office:value-type="string" calcext:value-type="string">
            <text:p>Beefsteak tomato, bacon chips, roasted grapes, maytag blue and ranch dressing</text:p>
          </table:table-cell>
          <table:table-cell office:value-type="float" office:value="6" calcext:value-type="float">
            <text:p>6</text:p>
          </table:table-cell>
          <table:table-cell office:value-type="float" office:value="10" calcext:value-type="float">
            <text:p>10</text:p>
          </table:table-cell>
          <table:table-cell table:formula="of:=COM.MICROSOFT.CONCAT(&quot;Item.create(name:`&quot;;[.B32];&quot;`, description:`&quot;;[.C32];&quot;` ,price:&quot;;[.E32];&quot; ,category_id:&quot;;[.D32];&quot;);&quot; )" office:value-type="string" office:string-value="Item.create(name:`Iceberg Wedge`, description:`Beefsteak tomato, bacon chips, roasted grapes, maytag blue and ranch dressing` ,price:10 ,category_id:6);" calcext:value-type="string">
            <text:p>Item.create(name:`Iceberg Wedge`, description:`Beefsteak tomato, bacon chips, roasted grapes, maytag blue and ranch dressing` ,price:10 ,category_id:6);</text:p>
          </table:table-cell>
        </table:table-row>
        <table:table-row table:style-name="ro1">
          <table:table-cell table:formula="of:=[.A32]+1" office:value-type="float" office:value="21" calcext:value-type="float">
            <text:p>21</text:p>
          </table:table-cell>
          <table:table-cell office:value-type="string" calcext:value-type="string">
            <text:p>Roasted Beet Salad</text:p>
          </table:table-cell>
          <table:table-cell office:value-type="string" calcext:value-type="string">
            <text:p>Roasted Beet Salad with blue cheese croutons</text:p>
          </table:table-cell>
          <table:table-cell office:value-type="float" office:value="6" calcext:value-type="float">
            <text:p>6</text:p>
          </table:table-cell>
          <table:table-cell office:value-type="float" office:value="9" calcext:value-type="float">
            <text:p>9</text:p>
          </table:table-cell>
          <table:table-cell table:formula="of:=COM.MICROSOFT.CONCAT(&quot;Item.create(name:`&quot;;[.B33];&quot;`, description:`&quot;;[.C33];&quot;` ,price:&quot;;[.E33];&quot; ,category_id:&quot;;[.D33];&quot;);&quot; )" office:value-type="string" office:string-value="Item.create(name:`Roasted Beet Salad`, description:`Roasted Beet Salad with blue cheese croutons` ,price:9 ,category_id:6);" calcext:value-type="string">
            <text:p>Item.create(name:`Roasted Beet Salad`, description:`Roasted Beet Salad with blue cheese croutons` ,price:9 ,category_id:6);</text:p>
          </table:table-cell>
        </table:table-row>
        <table:table-row table:style-name="ro1" table:number-rows-repeated="2">
          <table:table-cell table:number-columns-repeated="6"/>
        </table:table-row>
        <table:table-row table:style-name="ro1">
          <table:table-cell office:value-type="string" calcext:value-type="string">
            <text:p>Menu_id</text:p>
          </table:table-cell>
          <table:table-cell office:value-type="string" calcext:value-type="string">
            <text:p>Menu_name</text:p>
          </table:table-cell>
          <table:table-cell office:value-type="string" calcext:value-type="string">
            <text:p>Menu_seed</text:p>
          </table:table-cell>
          <table:table-cell table:number-columns-repeated="3"/>
        </table:table-row>
        <table:table-row table:style-name="ro1">
          <table:table-cell office:value-type="float" office:value="1" calcext:value-type="float">
            <text:p>1</text:p>
          </table:table-cell>
          <table:table-cell office:value-type="string" calcext:value-type="string">
            <text:p>Desserts Menu</text:p>
          </table:table-cell>
          <table:table-cell table:formula="of:=COM.MICROSOFT.CONCAT(&quot;Menu.create(name:'&quot;;[.B37];&quot;');&quot;)" office:value-type="string" office:string-value="Menu.create(name:'Desserts Menu');" calcext:value-type="string">
            <text:p>Menu.create(name:'Desserts Menu');</text:p>
          </table:table-cell>
          <table:table-cell table:number-columns-repeated="3"/>
        </table:table-row>
        <table:table-row table:style-name="ro1">
          <table:table-cell table:formula="of:=[.A37]+1" office:value-type="float" office:value="2" calcext:value-type="float">
            <text:p>2</text:p>
          </table:table-cell>
          <table:table-cell office:value-type="string" calcext:value-type="string">
            <text:p>Today’s Specials</text:p>
          </table:table-cell>
          <table:table-cell table:formula="of:=COM.MICROSOFT.CONCAT(&quot;Menu.create(name:'&quot;;[.B38];&quot;');&quot;)" office:value-type="string" office:string-value="Menu.create(name:'Today’s Specials');" calcext:value-type="string">
            <text:p>Menu.create(name:'Today’s Specials');</text:p>
          </table:table-cell>
          <table:table-cell table:number-columns-repeated="3"/>
        </table:table-row>
        <table:table-row table:style-name="ro1">
          <table:table-cell table:formula="of:=[.A38]+1" office:value-type="float" office:value="3" calcext:value-type="float">
            <text:p>3</text:p>
          </table:table-cell>
          <table:table-cell office:value-type="string" calcext:value-type="string">
            <text:p>Italian Day</text:p>
          </table:table-cell>
          <table:table-cell table:formula="of:=COM.MICROSOFT.CONCAT(&quot;Menu.create(name:'&quot;;[.B39];&quot;');&quot;)" office:value-type="string" office:string-value="Menu.create(name:'Italian Day');" calcext:value-type="string">
            <text:p>Menu.create(name:'Italian Day');</text:p>
          </table:table-cell>
          <table:table-cell table:number-columns-repeated="3"/>
        </table:table-row>
        <table:table-row table:style-name="ro1" table:number-rows-repeated="2">
          <table:table-cell table:number-columns-repeated="6"/>
        </table:table-row>
        <table:table-row table:style-name="ro1">
          <table:table-cell office:value-type="string" calcext:value-type="string">
            <text:p>Menu_id</text:p>
          </table:table-cell>
          <table:table-cell office:value-type="string" calcext:value-type="string">
            <text:p>Item_id</text:p>
          </table:table-cell>
          <table:table-cell office:value-type="string" calcext:value-type="string">
            <text:p>Menu_Item_Seed</text:p>
          </table:table-cell>
          <table:table-cell table:number-columns-repeated="3"/>
        </table:table-row>
        <table:table-row table:style-name="ro1">
          <table:table-cell table:number-columns-repeated="2" office:value-type="float" office:value="1" calcext:value-type="float">
            <text:p>1</text:p>
          </table:table-cell>
          <table:table-cell table:formula="of:=COM.MICROSOFT.CONCAT(&quot;MenuItem.create(menu_id: &quot;;[.A43];&quot;, item_id:&quot;;[.B43];&quot;);&quot;)" office:value-type="string" office:string-value="MenuItem.create(menu_id: 1, item_id:1);" calcext:value-type="string">
            <text:p>MenuItem.create(menu_id: 1, item_id:1);</text:p>
          </table:table-cell>
          <table:table-cell table:number-columns-repeated="3"/>
        </table:table-row>
        <table:table-row table:style-name="ro1">
          <table:table-cell office:value-type="float" office:value="1" calcext:value-type="float">
            <text:p>1</text:p>
          </table:table-cell>
          <table:table-cell office:value-type="float" office:value="2" calcext:value-type="float">
            <text:p>2</text:p>
          </table:table-cell>
          <table:table-cell table:formula="of:=COM.MICROSOFT.CONCAT(&quot;MenuItem.create(menu_id: &quot;;[.A44];&quot;, item_id:&quot;;[.B44];&quot;);&quot;)" office:value-type="string" office:string-value="MenuItem.create(menu_id: 1, item_id:2);" calcext:value-type="string">
            <text:p>MenuItem.create(menu_id: 1, item_id:2);</text:p>
          </table:table-cell>
          <table:table-cell table:number-columns-repeated="3"/>
        </table:table-row>
        <table:table-row table:style-name="ro1">
          <table:table-cell office:value-type="float" office:value="1" calcext:value-type="float">
            <text:p>1</text:p>
          </table:table-cell>
          <table:table-cell office:value-type="float" office:value="3" calcext:value-type="float">
            <text:p>3</text:p>
          </table:table-cell>
          <table:table-cell table:formula="of:=COM.MICROSOFT.CONCAT(&quot;MenuItem.create(menu_id: &quot;;[.A45];&quot;, item_id:&quot;;[.B45];&quot;);&quot;)" office:value-type="string" office:string-value="MenuItem.create(menu_id: 1, item_id:3);" calcext:value-type="string">
            <text:p>MenuItem.create(menu_id: 1, item_id:3);</text:p>
          </table:table-cell>
          <table:table-cell table:number-columns-repeated="3"/>
        </table:table-row>
        <table:table-row table:style-name="ro1">
          <table:table-cell office:value-type="float" office:value="1" calcext:value-type="float">
            <text:p>1</text:p>
          </table:table-cell>
          <table:table-cell office:value-type="float" office:value="12" calcext:value-type="float">
            <text:p>12</text:p>
          </table:table-cell>
          <table:table-cell table:formula="of:=COM.MICROSOFT.CONCAT(&quot;MenuItem.create(menu_id: &quot;;[.A46];&quot;, item_id:&quot;;[.B46];&quot;);&quot;)" office:value-type="string" office:string-value="MenuItem.create(menu_id: 1, item_id:12);" calcext:value-type="string">
            <text:p>MenuItem.create(menu_id: 1, item_id:12);</text:p>
          </table:table-cell>
          <table:table-cell table:number-columns-repeated="3"/>
        </table:table-row>
        <table:table-row table:style-name="ro1">
          <table:table-cell office:value-type="float" office:value="1" calcext:value-type="float">
            <text:p>1</text:p>
          </table:table-cell>
          <table:table-cell office:value-type="float" office:value="13" calcext:value-type="float">
            <text:p>13</text:p>
          </table:table-cell>
          <table:table-cell table:formula="of:=COM.MICROSOFT.CONCAT(&quot;MenuItem.create(menu_id: &quot;;[.A47];&quot;, item_id:&quot;;[.B47];&quot;);&quot;)" office:value-type="string" office:string-value="MenuItem.create(menu_id: 1, item_id:13);" calcext:value-type="string">
            <text:p>MenuItem.create(menu_id: 1, item_id:13);</text:p>
          </table:table-cell>
          <table:table-cell table:number-columns-repeated="3"/>
        </table:table-row>
        <table:table-row table:style-name="ro1">
          <table:table-cell office:value-type="float" office:value="1" calcext:value-type="float">
            <text:p>1</text:p>
          </table:table-cell>
          <table:table-cell office:value-type="float" office:value="14" calcext:value-type="float">
            <text:p>14</text:p>
          </table:table-cell>
          <table:table-cell table:formula="of:=COM.MICROSOFT.CONCAT(&quot;MenuItem.create(menu_id: &quot;;[.A48];&quot;, item_id:&quot;;[.B48];&quot;);&quot;)" office:value-type="string" office:string-value="MenuItem.create(menu_id: 1, item_id:14);" calcext:value-type="string">
            <text:p>MenuItem.create(menu_id: 1, item_id:14);</text:p>
          </table:table-cell>
          <table:table-cell table:number-columns-repeated="3"/>
        </table:table-row>
        <table:table-row table:style-name="ro1">
          <table:table-cell office:value-type="float" office:value="2" calcext:value-type="float">
            <text:p>2</text:p>
          </table:table-cell>
          <table:table-cell office:value-type="float" office:value="9" calcext:value-type="float">
            <text:p>9</text:p>
          </table:table-cell>
          <table:table-cell table:formula="of:=COM.MICROSOFT.CONCAT(&quot;MenuItem.create(menu_id: &quot;;[.A49];&quot;, item_id:&quot;;[.B49];&quot;);&quot;)" office:value-type="string" office:string-value="MenuItem.create(menu_id: 2, item_id:9);" calcext:value-type="string">
            <text:p>MenuItem.create(menu_id: 2, item_id:9);</text:p>
          </table:table-cell>
          <table:table-cell table:number-columns-repeated="3"/>
        </table:table-row>
        <table:table-row table:style-name="ro1">
          <table:table-cell office:value-type="float" office:value="2" calcext:value-type="float">
            <text:p>2</text:p>
          </table:table-cell>
          <table:table-cell office:value-type="float" office:value="10" calcext:value-type="float">
            <text:p>10</text:p>
          </table:table-cell>
          <table:table-cell table:formula="of:=COM.MICROSOFT.CONCAT(&quot;MenuItem.create(menu_id: &quot;;[.A50];&quot;, item_id:&quot;;[.B50];&quot;);&quot;)" office:value-type="string" office:string-value="MenuItem.create(menu_id: 2, item_id:10);" calcext:value-type="string">
            <text:p>MenuItem.create(menu_id: 2, item_id:10);</text:p>
          </table:table-cell>
          <table:table-cell table:number-columns-repeated="3"/>
        </table:table-row>
        <table:table-row table:style-name="ro1">
          <table:table-cell office:value-type="float" office:value="2" calcext:value-type="float">
            <text:p>2</text:p>
          </table:table-cell>
          <table:table-cell office:value-type="float" office:value="16" calcext:value-type="float">
            <text:p>16</text:p>
          </table:table-cell>
          <table:table-cell table:formula="of:=COM.MICROSOFT.CONCAT(&quot;MenuItem.create(menu_id: &quot;;[.A51];&quot;, item_id:&quot;;[.B51];&quot;);&quot;)" office:value-type="string" office:string-value="MenuItem.create(menu_id: 2, item_id:16);" calcext:value-type="string">
            <text:p>MenuItem.create(menu_id: 2, item_id:16);</text:p>
          </table:table-cell>
          <table:table-cell table:number-columns-repeated="3"/>
        </table:table-row>
        <table:table-row table:style-name="ro1">
          <table:table-cell office:value-type="float" office:value="2" calcext:value-type="float">
            <text:p>2</text:p>
          </table:table-cell>
          <table:table-cell office:value-type="float" office:value="19" calcext:value-type="float">
            <text:p>19</text:p>
          </table:table-cell>
          <table:table-cell table:formula="of:=COM.MICROSOFT.CONCAT(&quot;MenuItem.create(menu_id: &quot;;[.A52];&quot;, item_id:&quot;;[.B52];&quot;);&quot;)" office:value-type="string" office:string-value="MenuItem.create(menu_id: 2, item_id:19);" calcext:value-type="string">
            <text:p>MenuItem.create(menu_id: 2, item_id:19);</text:p>
          </table:table-cell>
          <table:table-cell table:number-columns-repeated="3"/>
        </table:table-row>
        <table:table-row table:style-name="ro1">
          <table:table-cell office:value-type="float" office:value="2" calcext:value-type="float">
            <text:p>2</text:p>
          </table:table-cell>
          <table:table-cell office:value-type="float" office:value="6" calcext:value-type="float">
            <text:p>6</text:p>
          </table:table-cell>
          <table:table-cell table:formula="of:=COM.MICROSOFT.CONCAT(&quot;MenuItem.create(menu_id: &quot;;[.A53];&quot;, item_id:&quot;;[.B53];&quot;);&quot;)" office:value-type="string" office:string-value="MenuItem.create(menu_id: 2, item_id:6);" calcext:value-type="string">
            <text:p>MenuItem.create(menu_id: 2, item_id:6);</text:p>
          </table:table-cell>
          <table:table-cell table:number-columns-repeated="3"/>
        </table:table-row>
        <table:table-row table:style-name="ro1">
          <table:table-cell office:value-type="float" office:value="2" calcext:value-type="float">
            <text:p>2</text:p>
          </table:table-cell>
          <table:table-cell office:value-type="float" office:value="7" calcext:value-type="float">
            <text:p>7</text:p>
          </table:table-cell>
          <table:table-cell table:formula="of:=COM.MICROSOFT.CONCAT(&quot;MenuItem.create(menu_id: &quot;;[.A54];&quot;, item_id:&quot;;[.B54];&quot;);&quot;)" office:value-type="string" office:string-value="MenuItem.create(menu_id: 2, item_id:7);" calcext:value-type="string">
            <text:p>MenuItem.create(menu_id: 2, item_id:7);</text:p>
          </table:table-cell>
          <table:table-cell table:number-columns-repeated="3"/>
        </table:table-row>
        <table:table-row table:style-name="ro1">
          <table:table-cell table:number-columns-repeated="2" office:value-type="float" office:value="2" calcext:value-type="float">
            <text:p>2</text:p>
          </table:table-cell>
          <table:table-cell table:formula="of:=COM.MICROSOFT.CONCAT(&quot;MenuItem.create(menu_id: &quot;;[.A55];&quot;, item_id:&quot;;[.B55];&quot;);&quot;)" office:value-type="string" office:string-value="MenuItem.create(menu_id: 2, item_id:2);" calcext:value-type="string">
            <text:p>MenuItem.create(menu_id: 2, item_id:2);</text:p>
          </table:table-cell>
          <table:table-cell table:number-columns-repeated="3"/>
        </table:table-row>
        <table:table-row table:style-name="ro1">
          <table:table-cell office:value-type="float" office:value="2" calcext:value-type="float">
            <text:p>2</text:p>
          </table:table-cell>
          <table:table-cell office:value-type="float" office:value="3" calcext:value-type="float">
            <text:p>3</text:p>
          </table:table-cell>
          <table:table-cell table:formula="of:=COM.MICROSOFT.CONCAT(&quot;MenuItem.create(menu_id: &quot;;[.A56];&quot;, item_id:&quot;;[.B56];&quot;);&quot;)" office:value-type="string" office:string-value="MenuItem.create(menu_id: 2, item_id:3);" calcext:value-type="string">
            <text:p>MenuItem.create(menu_id: 2, item_id:3);</text:p>
          </table:table-cell>
          <table:table-cell table:number-columns-repeated="3"/>
        </table:table-row>
        <table:table-row table:style-name="ro1">
          <table:table-cell office:value-type="float" office:value="2" calcext:value-type="float">
            <text:p>2</text:p>
          </table:table-cell>
          <table:table-cell office:value-type="float" office:value="12" calcext:value-type="float">
            <text:p>12</text:p>
          </table:table-cell>
          <table:table-cell table:formula="of:=COM.MICROSOFT.CONCAT(&quot;MenuItem.create(menu_id: &quot;;[.A57];&quot;, item_id:&quot;;[.B57];&quot;);&quot;)" office:value-type="string" office:string-value="MenuItem.create(menu_id: 2, item_id:12);" calcext:value-type="string">
            <text:p>MenuItem.create(menu_id: 2, item_id:12);</text:p>
          </table:table-cell>
          <table:table-cell table:number-columns-repeated="3"/>
        </table:table-row>
        <table:table-row table:style-name="ro1">
          <table:table-cell office:value-type="float" office:value="2" calcext:value-type="float">
            <text:p>2</text:p>
          </table:table-cell>
          <table:table-cell office:value-type="float" office:value="13" calcext:value-type="float">
            <text:p>13</text:p>
          </table:table-cell>
          <table:table-cell table:formula="of:=COM.MICROSOFT.CONCAT(&quot;MenuItem.create(menu_id: &quot;;[.A58];&quot;, item_id:&quot;;[.B58];&quot;);&quot;)" office:value-type="string" office:string-value="MenuItem.create(menu_id: 2, item_id:13);" calcext:value-type="string">
            <text:p>MenuItem.create(menu_id: 2, item_id:13);</text:p>
          </table:table-cell>
          <table:table-cell table:number-columns-repeated="3"/>
        </table:table-row>
        <table:table-row table:style-name="ro1">
          <table:table-cell office:value-type="float" office:value="3" calcext:value-type="float">
            <text:p>3</text:p>
          </table:table-cell>
          <table:table-cell office:value-type="float" office:value="2" calcext:value-type="float">
            <text:p>2</text:p>
          </table:table-cell>
          <table:table-cell table:formula="of:=COM.MICROSOFT.CONCAT(&quot;MenuItem.create(menu_id: &quot;;[.A59];&quot;, item_id:&quot;;[.B59];&quot;);&quot;)" office:value-type="string" office:string-value="MenuItem.create(menu_id: 3, item_id:2);" calcext:value-type="string">
            <text:p>MenuItem.create(menu_id: 3, item_id:2);</text:p>
          </table:table-cell>
          <table:table-cell table:number-columns-repeated="3"/>
        </table:table-row>
        <table:table-row table:style-name="ro1">
          <table:table-cell office:value-type="float" office:value="3" calcext:value-type="float">
            <text:p>3</text:p>
          </table:table-cell>
          <table:table-cell office:value-type="float" office:value="4" calcext:value-type="float">
            <text:p>4</text:p>
          </table:table-cell>
          <table:table-cell table:formula="of:=COM.MICROSOFT.CONCAT(&quot;MenuItem.create(menu_id: &quot;;[.A60];&quot;, item_id:&quot;;[.B60];&quot;);&quot;)" office:value-type="string" office:string-value="MenuItem.create(menu_id: 3, item_id:4);" calcext:value-type="string">
            <text:p>MenuItem.create(menu_id: 3, item_id:4);</text:p>
          </table:table-cell>
          <table:table-cell table:number-columns-repeated="3"/>
        </table:table-row>
        <table:table-row table:style-name="ro1">
          <table:table-cell office:value-type="float" office:value="3" calcext:value-type="float">
            <text:p>3</text:p>
          </table:table-cell>
          <table:table-cell office:value-type="float" office:value="7" calcext:value-type="float">
            <text:p>7</text:p>
          </table:table-cell>
          <table:table-cell table:formula="of:=COM.MICROSOFT.CONCAT(&quot;MenuItem.create(menu_id: &quot;;[.A61];&quot;, item_id:&quot;;[.B61];&quot;);&quot;)" office:value-type="string" office:string-value="MenuItem.create(menu_id: 3, item_id:7);" calcext:value-type="string">
            <text:p>MenuItem.create(menu_id: 3, item_id:7);</text:p>
          </table:table-cell>
          <table:table-cell table:number-columns-repeated="3"/>
        </table:table-row>
        <table:table-row table:style-name="ro1">
          <table:table-cell office:value-type="float" office:value="3" calcext:value-type="float">
            <text:p>3</text:p>
          </table:table-cell>
          <table:table-cell office:value-type="float" office:value="8" calcext:value-type="float">
            <text:p>8</text:p>
          </table:table-cell>
          <table:table-cell table:formula="of:=COM.MICROSOFT.CONCAT(&quot;MenuItem.create(menu_id: &quot;;[.A62];&quot;, item_id:&quot;;[.B62];&quot;);&quot;)" office:value-type="string" office:string-value="MenuItem.create(menu_id: 3, item_id:8);" calcext:value-type="string">
            <text:p>MenuItem.create(menu_id: 3, item_id:8);</text:p>
          </table:table-cell>
          <table:table-cell table:number-columns-repeated="3"/>
        </table:table-row>
        <table:table-row table:style-name="ro1">
          <table:table-cell office:value-type="float" office:value="3" calcext:value-type="float">
            <text:p>3</text:p>
          </table:table-cell>
          <table:table-cell office:value-type="float" office:value="9" calcext:value-type="float">
            <text:p>9</text:p>
          </table:table-cell>
          <table:table-cell table:formula="of:=COM.MICROSOFT.CONCAT(&quot;MenuItem.create(menu_id: &quot;;[.A63];&quot;, item_id:&quot;;[.B63];&quot;);&quot;)" office:value-type="string" office:string-value="MenuItem.create(menu_id: 3, item_id:9);" calcext:value-type="string">
            <text:p>MenuItem.create(menu_id: 3, item_id:9);</text:p>
          </table:table-cell>
          <table:table-cell table:number-columns-repeated="3"/>
        </table:table-row>
        <table:table-row table:style-name="ro1">
          <table:table-cell office:value-type="float" office:value="3" calcext:value-type="float">
            <text:p>3</text:p>
          </table:table-cell>
          <table:table-cell office:value-type="float" office:value="11" calcext:value-type="float">
            <text:p>11</text:p>
          </table:table-cell>
          <table:table-cell table:formula="of:=COM.MICROSOFT.CONCAT(&quot;MenuItem.create(menu_id: &quot;;[.A64];&quot;, item_id:&quot;;[.B64];&quot;);&quot;)" office:value-type="string" office:string-value="MenuItem.create(menu_id: 3, item_id:11);" calcext:value-type="string">
            <text:p>MenuItem.create(menu_id: 3, item_id:11);</text:p>
          </table:table-cell>
          <table:table-cell table:number-columns-repeated="3"/>
        </table:table-row>
        <table:table-row table:style-name="ro1">
          <table:table-cell office:value-type="float" office:value="3" calcext:value-type="float">
            <text:p>3</text:p>
          </table:table-cell>
          <table:table-cell office:value-type="float" office:value="16" calcext:value-type="float">
            <text:p>16</text:p>
          </table:table-cell>
          <table:table-cell table:formula="of:=COM.MICROSOFT.CONCAT(&quot;MenuItem.create(menu_id: &quot;;[.A65];&quot;, item_id:&quot;;[.B65];&quot;);&quot;)" office:value-type="string" office:string-value="MenuItem.create(menu_id: 3, item_id:16);" calcext:value-type="string">
            <text:p>MenuItem.create(menu_id: 3, item_id:16);</text:p>
          </table:table-cell>
          <table:table-cell table:number-columns-repeated="3"/>
        </table:table-row>
        <table:table-row table:style-name="ro1">
          <table:table-cell office:value-type="float" office:value="3" calcext:value-type="float">
            <text:p>3</text:p>
          </table:table-cell>
          <table:table-cell office:value-type="float" office:value="19" calcext:value-type="float">
            <text:p>19</text:p>
          </table:table-cell>
          <table:table-cell table:formula="of:=COM.MICROSOFT.CONCAT(&quot;MenuItem.create(menu_id: &quot;;[.A66];&quot;, item_id:&quot;;[.B66];&quot;);&quot;)" office:value-type="string" office:string-value="MenuItem.create(menu_id: 3, item_id:19);" calcext:value-type="string">
            <text:p>MenuItem.create(menu_id: 3, item_id:19);</text:p>
          </table:table-cell>
          <table:table-cell table:number-columns-repeated="3"/>
        </table:table-row>
        <table:table-row table:style-name="ro1">
          <table:table-cell office:value-type="float" office:value="3" calcext:value-type="float">
            <text:p>3</text:p>
          </table:table-cell>
          <table:table-cell office:value-type="float" office:value="20" calcext:value-type="float">
            <text:p>20</text:p>
          </table:table-cell>
          <table:table-cell table:formula="of:=COM.MICROSOFT.CONCAT(&quot;MenuItem.create(menu_id: &quot;;[.A67];&quot;, item_id:&quot;;[.B67];&quot;);&quot;)" office:value-type="string" office:string-value="MenuItem.create(menu_id: 3, item_id:20);" calcext:value-type="string">
            <text:p>MenuItem.create(menu_id: 3, item_id:20);</text:p>
          </table:table-cell>
          <table:table-cell table:number-columns-repeated="3"/>
        </table:table-row>
        <table:table-row table:style-name="ro1">
          <table:table-cell office:value-type="float" office:value="3" calcext:value-type="float">
            <text:p>3</text:p>
          </table:table-cell>
          <table:table-cell office:value-type="float" office:value="13" calcext:value-type="float">
            <text:p>13</text:p>
          </table:table-cell>
          <table:table-cell table:formula="of:=COM.MICROSOFT.CONCAT(&quot;MenuItem.create(menu_id: &quot;;[.A68];&quot;, item_id:&quot;;[.B68];&quot;);&quot;)" office:value-type="string" office:string-value="MenuItem.create(menu_id: 3, item_id:13);" calcext:value-type="string">
            <text:p>MenuItem.create(menu_id: 3, item_id:13);</text:p>
          </table:table-cell>
          <table:table-cell table:number-columns-repeated="3"/>
        </table:table-row>
        <table:table-row table:style-name="ro1">
          <table:table-cell office:value-type="float" office:value="3" calcext:value-type="float">
            <text:p>3</text:p>
          </table:table-cell>
          <table:table-cell office:value-type="float" office:value="14" calcext:value-type="float">
            <text:p>14</text:p>
          </table:table-cell>
          <table:table-cell table:formula="of:=COM.MICROSOFT.CONCAT(&quot;MenuItem.create(menu_id: &quot;;[.A69];&quot;, item_id:&quot;;[.B69];&quot;);&quot;)" office:value-type="string" office:string-value="MenuItem.create(menu_id: 3, item_id:14);" calcext:value-type="string">
            <text:p>MenuItem.create(menu_id: 3, item_id:14);</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 style:data-style-name="N2" text:time-value="22:17:07.9266531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21:35:25.198622392</meta:creation-date>
    <dc:date>2020-10-04T22:17:57.322711815</dc:date>
    <meta:editing-duration>PT29M29S</meta:editing-duration>
    <meta:editing-cycles>8</meta:editing-cycles>
    <meta:generator>LibreOffice/6.0.7.3$Linux_X86_64 LibreOffice_project/00m0$Build-3</meta:generator>
    <meta:document-statistic meta:table-count="1" meta:cell-count="248" meta:object-count="0"/>
  </office:meta>
</office:document-meta>
</file>